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0.65cm" fo:min-width="1.9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0.65cm" fo:min-width="6cm"/>
    </style:style>
    <style:style style:name="gr3" style:family="graphic" style:parent-style-name="standard">
      <style:graphic-properties draw:stroke="solid" svg:stroke-width="1cm" svg:stroke-color="#b2b2b2" draw:marker-start-width="2cm" draw:marker-end-width="2cm" draw:stroke-linejoin="none" svg:stroke-linecap="round" draw:fill-color="#dddddd" draw:textarea-horizontal-align="justify" draw:textarea-vertical-align="middle" draw:auto-grow-height="false" fo:min-height="9.25cm" fo:min-width="12.5cm" fo:padding-top="0.625cm" fo:padding-bottom="0.625cm" fo:padding-left="0.75cm" fo:padding-right="0.7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.4cm" svg:height="0.9cm" svg:x="9.3cm" svg:y="19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.5cm" svg:height="0.9cm" svg:x="7.25cm" svg:y="20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4cm" svg:height="10.5cm" svg:x="3.5cm" svg:y="8.2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6:14:07.432000000</meta:creation-date>
    <dc:date>2015-07-08T16:11:05.901000000</dc:date>
    <meta:editing-duration>PT21M58S</meta:editing-duration>
    <meta:editing-cycles>3</meta:editing-cycles>
    <meta:generator>LibreOffice/4.4.3.2$Windows_x86 LibreOffice_project/88805f81e9fe61362df02b9941de8e38a9b5fd16</meta:generator>
    <meta:document-statistic meta:object-count="4"/>
  </office:meta>
</office:document-meta>
</file>